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bce" officeooo:paragraph-rsid="00179bce"/>
    </style:style>
    <style:style style:name="P2" style:family="paragraph" style:parent-style-name="Standard">
      <style:text-properties officeooo:paragraph-rsid="00179bce"/>
    </style:style>
    <style:style style:name="T1" style:family="text">
      <style:text-properties officeooo:rsid="00179b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ome of you know i design educational games and simulations in my real life</text:span></text:p>
      <text:p text:style-name="P2"/>
      <text:p text:style-name="P1">so i really wanted to make a non-violent game</text:p>
      <text:p text:style-name="P1"/>
      <text:p text:style-name="P1">and i guess... the first thing i learned is that non-violent games are actually realyl hard to make...</text:p>
      <text:p text:style-name="P1"/>
      <text:p text:style-name="P1">which is how you end up with something like RESCUE TANK</text:p>
      <text:p text:style-name="P1"/>
      <text:p text:style-name="P1"/>
      <text:p text:style-name="P1"/>
      <text:p text:style-name="P1">-inspired by old turn-based tank games, sort of like Worms but older</text:p>
      <text:p text:style-name="P1"/>
      <text:p text:style-name="P1">-so this is a bit of a silly game</text:p>
      <text:p text:style-name="P1">-you are the rescue tank!</text:p>
      <text:p text:style-name="P1">-you are trying to launch life-saving supplies at these little groups of people here</text:p>
      <text:p text:style-name="P1"><text:tab/>-the purple dots</text:p>
      <text:p text:style-name="P1">-and as time passes, they are giving up on you and going to take care of themselves</text:p>
      <text:p text:style-name="P1"><text:tab/>-that might sound like I’m being kind of silly </text:p>
      <text:p text:style-name="P1"><text:tab/>-this really happens in humanitarian work! </text:p>
      <text:p text:style-name="P1"/>
      <text:p text:style-name="P1">-everything you do revolves around FUNDING</text:p>
      <text:p text:style-name="P1"><text:tab/>-you get funding by rescuing people</text:p>
      <text:p text:style-name="P1"><text:tab/>-the more people you rescue, the more points you get</text:p>
      <text:p text:style-name="P1"><text:tab/>-so you hvae this funny mechanic </text:p>
      <text:p text:style-name="P1"><text:tab/>-where as they get smaller and smaller, they get less and less “valuable” to save</text:p>
      <text:p text:style-name="P1"><text:tab/>-but, if they all give up and leave you get a funding penalty – your donors are mad at you!</text:p>
      <text:p text:style-name="P1"/>
      <text:p text:style-name="P2"><text:span text:style-name="T1">-time passing costs funding </text:span></text:p>
      <text:p text:style-name="P1"><text:tab/>-it cost money to keep your team in the field </text:p>
      <text:p text:style-name="P1"/>
      <text:p text:style-name="P2"><text:span text:style-name="T1">-but shooting costs funding</text:span></text:p>
      <text:p text:style-name="P2"><text:tab/>-<text:span text:style-name="T1">d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8T12:30:15.014000000</meta:creation-date>
    <dc:date>2022-04-08T14:03:40.437000000</dc:date>
    <meta:editing-duration>PT1H23M15S</meta:editing-duration>
    <meta:editing-cycles>1</meta:editing-cycles>
    <meta:document-statistic meta:table-count="0" meta:image-count="0" meta:object-count="0" meta:page-count="1" meta:paragraph-count="22" meta:word-count="208" meta:character-count="1123" meta:non-whitespace-character-count="921"/>
    <meta:generator>LibreOffice/6.4.4.2$Windows_X86_64 LibreOffice_project/3d775be2011f3886db32dfd395a6a6d1ca2630ff</meta:generator>
  </office:meta>
</office:document-meta>
</file>